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text-properties fo:color="#ff0000" style:font-name="Arial" fo:font-size="10pt" style:font-size-asian="10pt" style:font-size-complex="10pt"/>
    </style:style>
    <style:style style:name="P6" style:family="paragraph" style:parent-style-name="Standard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text-properties fo:color="#00ae00" style:font-name="Arial" fo:font-size="10pt" style:font-size-asian="10pt" style:font-size-complex="10pt"/>
    </style:style>
    <style:style style:name="P8" style:family="paragraph" style:parent-style-name="Standard">
      <style:text-properties fo:color="#00ae00" style:font-name="Arial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96612"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name-asian="Courier New" style:font-size-asian="10pt" style:font-name-complex="Courier New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26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T1" style:family="text">
      <style:text-properties style:font-name="Arial" style:font-name-asian="Courier New" style:font-name-complex="Courier New"/>
    </style:style>
    <style:style style:name="T2" style:family="text">
      <style:text-properties fo:color="#00ae00"/>
    </style:style>
    <style:style style:name="T3" style:family="text">
      <style:text-properties fo:color="#00ae00" style:font-name="Courier New" style:font-name-asian="Courier New" style:font-name-complex="Courier New"/>
    </style:style>
    <style:style style:name="T4" style:family="text">
      <style:text-properties fo:color="#008080"/>
    </style:style>
    <style:style style:name="T5" style:family="text">
      <style:text-properties fo:color="#008080" style:font-name-asian="Courier New" style:font-name-complex="Courier New"/>
    </style:style>
    <style:style style:name="T6" style:family="text">
      <style:text-properties fo:color="#3f7f7f"/>
    </style:style>
    <style:style style:name="T7" style:family="text">
      <style:text-properties fo:color="#3f7f7f" style:font-name-asian="Courier New" style:font-name-complex="Courier New"/>
    </style:style>
    <style:style style:name="T8" style:family="text">
      <style:text-properties fo:color="#000000"/>
    </style:style>
    <style:style style:name="T9" style:family="text">
      <style:text-properties fo:color="#896612"/>
    </style:style>
    <style:style style:name="T10" style:family="text">
      <style:text-properties fo:color="#896612" style:font-name-asian="Courier New" style:font-name-complex="Courier New"/>
    </style:style>
    <style:style style:name="T11" style:family="text">
      <style:text-properties fo:color="#7f0055" fo:font-weight="bold" style:font-weight-asian="bold" style:font-weight-complex="bold"/>
    </style:style>
    <style:style style:name="T12" style:family="text">
      <style:text-properties fo:color="#7f0055" fo:font-weight="bold" style:font-name-asian="Courier New" style:font-weight-asian="bold" style:font-name-complex="Courier New" style:font-weight-complex="bold"/>
    </style:style>
    <style:style style:name="T13" style:family="text">
      <style:text-properties fo:color="#7f007f"/>
    </style:style>
    <style:style style:name="T14" style:family="text">
      <style:text-properties fo:color="#2a00ff" fo:font-style="italic" style:font-style-asian="italic" style:font-style-complex="italic"/>
    </style:style>
    <style:style style:name="T15" style:family="text">
      <style:text-properties fo:color="#808080"/>
    </style:style>
    <style:style style:name="T16" style:family="text">
      <style:text-properties fo:color="#0000c0"/>
    </style:style>
    <style:style style:name="T17" style:family="text">
      <style:text-properties fo:color="#008282"/>
    </style:style>
    <style:style style:name="T18" style:family="text">
      <style:text-properties style:use-window-font-color="true" style:font-name="Arial" style:font-name-asian="Courier New" style:font-name-complex="Courier New"/>
    </style:style>
    <style:style style:name="T19" style:family="text">
      <style:text-properties fo:color="#2a00e1" fo:font-style="italic" style:font-style-asian="italic" style:font-style-complex="italic"/>
    </style:style>
    <style:style style:name="T20" style:family="text">
      <style:text-properties fo:font-weight="normal" style:font-name-asian="Courier New" style:font-weight-asian="normal" style:font-name-complex="Courier New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Aby wyłączyć AcmeDemoBundle(przykładowy projekt) musimy zakomentować natępujacy routing:</text:p>
      <text:p text:style-name="P1"/>
      <text:p text:style-name="P5"># app/config/routing_dev.yml</text:p>
      <text:p text:style-name="P5"/>
      <text:p text:style-name="P6">#_welcome:</text:p>
      <text:p text:style-name="P20"># <text:s text:c="3"/>pattern: <text:s/>/</text:p>
      <text:p text:style-name="P20"># <text:s text:c="3"/>defaults: { _controller: AcmeDemoBundle:Welcome:index }</text:p>
      <text:p text:style-name="P20"/>
      <text:p text:style-name="P20">#_demo_secured:</text:p>
      <text:p text:style-name="P20"># <text:s text:c="3"/>resource: "@AcmeDemoBundle/Controller/SecuredController.php"</text:p>
      <text:p text:style-name="P20"># <text:s text:c="3"/>type: <text:s text:c="4"/>annotation</text:p>
      <text:p text:style-name="P20"/>
      <text:p text:style-name="P20">#_demo:</text:p>
      <text:p text:style-name="P20"># <text:s text:c="3"/>resource: "@AcmeDemoBundle/Controller/DemoController.php"</text:p>
      <text:p text:style-name="P20"># <text:s text:c="3"/>type: <text:s text:c="4"/>annotation</text:p>
      <text:p text:style-name="P20"># <text:s text:c="3"/>prefix: <text:s text:c="2"/>/demo</text:p>
      <text:p text:style-name="P1"/>
      <text:p text:style-name="P1">2. Możemy usunąć pliki domyślnego projektu:</text:p>
      <text:p text:style-name="P1"/>
      <text:p text:style-name="P5">src/Ens/JobeetBundle/Controller/DefaultController.php</text:p>
      <text:p text:style-name="P5">src/Ens/JobeetBundle/Resources/views/Default/index.html.twig</text:p>
      <text:p text:style-name="P5"/>
      <text:p text:style-name="P1">3.Routing projektu jobeet2 - Routing Configuration</text:p>
      <text:p text:style-name="P1"/>
      <text:p text:style-name="P1"/>
      <text:p text:style-name="P7"># app/config/routing.yml</text:p>
      <text:p text:style-name="P1"/>
      <text:p text:style-name="P3">ens_jobeet:</text:p>
      <text:p text:style-name="P10"><text:s text:c="4"/>resource: "@EnsJobeetBundle/Resources/config/routing.yml"</text:p>
      <text:p text:style-name="P10"><text:s text:c="4"/>prefix: <text:s text:c="2"/>/</text:p>
      <text:p text:style-name="P1"/>
      <text:p text:style-name="P1"/>
      <text:p text:style-name="P8"># src/Ens/JobeetBundle/Resources/config/routing.yml</text:p>
      <text:p text:style-name="P2"/>
      <text:p text:style-name="P10">ens_jobeet_job:</text:p>
      <text:p text:style-name="P10"><text:s text:c="4"/>resource: "@EnsJobeetBundle/Resources/config/routing/job.yml"</text:p>
      <text:p text:style-name="P10"><text:s text:c="4"/>prefix: /job</text:p>
      <text:p text:style-name="P10"/>
      <text:p text:style-name="P20">#usuwamy</text:p>
      <text:p text:style-name="P20"/>
      <text:p text:style-name="P20">ens_jobeet_homepage:</text:p>
      <text:p text:style-name="P20"><text:s text:c="4"/>pattern: <text:s/>/hello/{name}</text:p>
      <text:p text:style-name="P20"><text:s text:c="4"/>defaults: { _controller: EnsJobeetBundle:Default:index }</text:p>
      <text:p text:style-name="P18"/>
      <text:p text:style-name="P18">#dodajemy</text:p>
      <text:p text:style-name="P18"/>
      <text:p text:style-name="P18">ens_jobeet_homepage:</text:p>
      <text:p text:style-name="P18"><text:s text:c="4"/>pattern: <text:s/>/</text:p>
      <text:p text:style-name="P18"><text:s text:c="4"/>defaults: { _controller: EnsJobeetBundle:Job:index }</text:p>
      <text:p text:style-name="P10"/>
      <text:p text:style-name="P21"/>
      <text:p text:style-name="P17"># src/Ens/JobeetBundle/Resources/config/routing/job.yml</text:p>
      <text:p text:style-name="P21"/>
      <text:p text:style-name="P10">ens_job:</text:p>
      <text:p text:style-name="P10"><text:s text:c="4"/>pattern: <text:s/>/</text:p>
      <text:p text:style-name="P10"><text:s text:c="4"/>defaults: { _controller: "EnsJobeetBundle:Job:index" }</text:p>
      <text:p text:style-name="P10"/>
      <text:p text:style-name="P10">ens_job_show:</text:p>
      <text:p text:style-name="P10"><text:s text:c="4"/>pattern: <text:s/>/{id}/show</text:p>
      <text:p text:style-name="P10"><text:s text:c="4"/>defaults: { _controller: "EnsJobeetBundle:Job:show" }</text:p>
      <text:p text:style-name="P10"/>
      <text:p text:style-name="P10">ens_job_new:</text:p>
      <text:p text:style-name="P10"><text:s text:c="4"/>pattern: <text:s/>/new</text:p>
      <text:p text:style-name="P10"><text:soft-page-break/><text:s text:c="4"/>defaults: { _controller: "EnsJobeetBundle:Job:new" }</text:p>
      <text:p text:style-name="P10"/>
      <text:p text:style-name="P10">ens_job_create:</text:p>
      <text:p text:style-name="P10"><text:s text:c="4"/>pattern: <text:s/>/create</text:p>
      <text:p text:style-name="P10"><text:s text:c="4"/>defaults: { _controller: "EnsJobeetBundle:Job:create" }</text:p>
      <text:p text:style-name="P10"><text:s text:c="4"/>requirements: { _method: post }</text:p>
      <text:p text:style-name="P10"/>
      <text:p text:style-name="P10">ens_job_edit:</text:p>
      <text:p text:style-name="P10"><text:s text:c="4"/>pattern: <text:s/>/{id}/edit</text:p>
      <text:p text:style-name="P10"><text:s text:c="4"/>defaults: { _controller: "EnsJobeetBundle:Job:edit" }</text:p>
      <text:p text:style-name="P10"/>
      <text:p text:style-name="P10">ens_job_update:</text:p>
      <text:p text:style-name="P10"><text:s text:c="4"/>pattern: <text:s/>/{id}/update</text:p>
      <text:p text:style-name="P10"><text:s text:c="4"/>defaults: { _controller: "EnsJobeetBundle:Job:update" }</text:p>
      <text:p text:style-name="P10"><text:s text:c="4"/>requirements: { _method: post }</text:p>
      <text:p text:style-name="P10"/>
      <text:p text:style-name="P10">ens_job_delete:</text:p>
      <text:p text:style-name="P10"><text:s text:c="4"/>pattern: <text:s/>/{id}/delete</text:p>
      <text:p text:style-name="P10"><text:s text:c="4"/>defaults: { _controller: "EnsJobeetBundle:Job:delete" }</text:p>
      <text:p text:style-name="P10"><text:s text:c="4"/>requirements: { _method: post }</text:p>
      <text:p text:style-name="P1"/>
      <text:p text:style-name="P1"/>
      <text:p text:style-name="P9">4. Zmiana w głównym widoku</text:p>
      <text:p text:style-name="P9"/>
      <text:p text:style-name="P9">{# src/Ens/JobeetBundle/Resources/views/layout.html.twig #}</text:p>
      <text:p text:style-name="P9"/>
      <text:p text:style-name="P9"><text:s text:c="10"/>&lt;h1&gt;&lt;a href="{{ path('<text:span text:style-name="T3">ens_jobeet_homepage</text:span>') }}"&gt;</text:p>
      <text:p text:style-name="P9"><text:s text:c="12"/>&lt;img src="{{ asset('bundles/ensjobeet/images/logo.jpg') }}" alt="Jobeet Job Board" /&gt;</text:p>
      <text:p text:style-name="P9"><text:s text:c="10"/>&lt;/a&gt;&lt;/h1&gt;</text:p>
      <text:p text:style-name="P9"/>
      <text:p text:style-name="P9"><text:s text:c="14"/>&lt;h2&gt;Ask for people&lt;/h2&gt;</text:p>
      <text:p text:style-name="P9"><text:s text:c="14"/>&lt;div&gt;</text:p>
      <text:p text:style-name="P9"><text:s text:c="16"/>&lt;a href="{{ path('<text:span text:style-name="T2">ens_jobeet_homepage</text:span>') }}"&gt;Post a Job&lt;/a&gt;</text:p>
      <text:p text:style-name="P9"><text:s text:c="14"/>&lt;/div&gt;</text:p>
      <text:p text:style-name="P9"/>
      <text:p text:style-name="P9">5. <text:span text:style-name="T20">Czyszczenie cache:</text:span></text:p>
      <text:p text:style-name="P15"/>
      <text:p text:style-name="P22">php app/console cache:clear --env=prod</text:p>
      <text:p text:style-name="P4">php app/console cache:clear –env=dev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. Tworzymy główny szablon strony layout.html.twig</text:p>
      <text:p text:style-name="P11"><text:span text:style-name="T18">Strona dostępna pod adresem: </text:span><text:a xlink:type="simple" xlink:href="http://jobeet2.localhost/app_dev.php/job/">http://jobeet2.localhost/app_dev.php/job/</text:a></text:p>
      <text:p text:style-name="P14">Zmieniamy w templatce <text:span text:style-name="T3">ens_job </text:span><text:span text:style-name="T1">na</text:span><text:span text:style-name="T3"> <text:s/>ens_jobeet_homepage</text:span></text:p>
      <text:p text:style-name="P1">src/Ens/JobeetBundle/Resources/views/<text:span text:style-name="T2">layout.html.twig</text:span></text:p>
      <text:p text:style-name="P3"><text:span text:style-name="T4">&lt;!</text:span><text:span text:style-name="T6">DOCTYPE</text:span><text:span text:style-name="T2"> </text:span><text:span text:style-name="T4">html&gt;</text:span></text:p>
      <text:p text:style-name="P10"><text:span text:style-name="T4">&lt;</text:span><text:span text:style-name="T6">html</text:span><text:span text:style-name="T4">&gt;</text:span></text:p>
      <text:p text:style-name="P10"><text:span text:style-name="T8"><text:s text:c="2"/></text:span><text:span text:style-name="T4">&lt;</text:span><text:span text:style-name="T6">head</text:span><text:span text:style-name="T4">&gt;</text:span></text:p>
      <text:p text:style-name="P10"><text:span text:style-name="T8"><text:s text:c="4"/></text:span><text:span text:style-name="T4">&lt;</text:span><text:span text:style-name="T6">title</text:span><text:span text:style-name="T4">&gt;</text:span></text:p>
      <text:p text:style-name="P10"><text:span text:style-name="T8"><text:s text:c="6"/></text:span><text:span text:style-name="T9">{%</text:span><text:span text:style-name="T11"> block </text:span><text:span text:style-name="T8">title</text:span><text:span text:style-name="T11"> </text:span><text:span text:style-name="T9">%}</text:span></text:p>
      <text:p text:style-name="P12"><text:s text:c="8"/>Jobeet - Your best job board</text:p>
      <text:p text:style-name="P10"><text:span text:style-name="T8"><text:s text:c="6"/></text:span><text:span text:style-name="T9">{%</text:span><text:span text:style-name="T11"> endblock </text:span><text:span text:style-name="T9">%}</text:span></text:p>
      <text:p text:style-name="P10"><text:span text:style-name="T8"><text:s text:c="4"/></text:span><text:span text:style-name="T4">&lt;/</text:span><text:span text:style-name="T6">title</text:span><text:span text:style-name="T4">&gt;</text:span></text:p>
      <text:p text:style-name="P10"><text:span text:style-name="T8"><text:s text:c="4"/></text:span><text:span text:style-name="T4">&lt;</text:span><text:span text:style-name="T6">meta</text:span> <text:span text:style-name="T13">http-equiv</text:span><text:span text:style-name="T8">=</text:span><text:span text:style-name="T14">"Content-Type"</text:span> <text:span text:style-name="T13">content</text:span><text:span text:style-name="T8">=</text:span><text:span text:style-name="T14">"text/html; charset=utf-8"</text:span> <text:span text:style-name="T4">/&gt;</text:span></text:p>
      <text:p text:style-name="P10"><text:span text:style-name="T8"><text:s text:c="4"/></text:span><text:span text:style-name="T9">{%</text:span><text:span text:style-name="T11"> block </text:span><text:span text:style-name="T8">stylesheets</text:span><text:span text:style-name="T11"> </text:span><text:span text:style-name="T9">%}</text:span></text:p>
      <text:p text:style-name="P10"><text:span text:style-name="T8"><text:s text:c="6"/></text:span><text:span text:style-name="T4">&lt;</text:span><text:span text:style-name="T6">link</text:span> <text:span text:style-name="T13">rel</text:span><text:span text:style-name="T8">=</text:span><text:span text:style-name="T14">"stylesheet"</text:span> <text:span text:style-name="T13">href</text:span><text:span text:style-name="T8">=</text:span>"<text:span text:style-name="T9">{{</text:span><text:span text:style-name="T11"> </text:span><text:span text:style-name="T8">asset</text:span><text:span text:style-name="T15">(</text:span><text:span text:style-name="T16">'bundles/ensjobeet/css/main.css'</text:span><text:span text:style-name="T15">)</text:span><text:span text:style-name="T11"> </text:span><text:span text:style-name="T9">}}</text:span>" <text:span text:style-name="T13">type</text:span><text:span text:style-name="T8">=</text:span><text:span text:style-name="T14">"text/css"</text:span> <text:span text:style-name="T13">media</text:span><text:span text:style-name="T8">=</text:span><text:span text:style-name="T14">"all"</text:span> <text:span text:style-name="T4">/&gt;</text:span></text:p>
      <text:p text:style-name="P10"><text:span text:style-name="T8"><text:s text:c="4"/></text:span><text:span text:style-name="T9">{%</text:span><text:span text:style-name="T11"> endblock </text:span><text:span text:style-name="T9">%}</text:span></text:p>
      <text:p text:style-name="P10"><text:span text:style-name="T8"><text:s text:c="4"/></text:span><text:span text:style-name="T9">{%</text:span><text:span text:style-name="T11"> block </text:span><text:span text:style-name="T8">javascripts</text:span><text:span text:style-name="T11"> </text:span><text:span text:style-name="T9">%}</text:span></text:p>
      <text:p text:style-name="P10"><text:span text:style-name="T8"><text:s text:c="4"/></text:span><text:span text:style-name="T9">{%</text:span><text:span text:style-name="T11"> endblock </text:span><text:span text:style-name="T9">%}</text:span></text:p>
      <text:p text:style-name="P10"><text:span text:style-name="T8"><text:s text:c="4"/></text:span><text:span text:style-name="T4">&lt;</text:span><text:span text:style-name="T6">link</text:span> <text:span text:style-name="T13">rel</text:span><text:span text:style-name="T8">=</text:span><text:span text:style-name="T14">"shortcut icon"</text:span> <text:span text:style-name="T13">href</text:span><text:span text:style-name="T8">=</text:span>"<text:span text:style-name="T9">{{</text:span><text:span text:style-name="T11"> </text:span><text:span text:style-name="T8">asset</text:span><text:span text:style-name="T15">(</text:span><text:span text:style-name="T16">'bundles/ensjobeet/images/favicon.ico'</text:span><text:span text:style-name="T15">)</text:span><text:span text:style-name="T11"> </text:span><text:span text:style-name="T9">}}</text:span>" <text:span text:style-name="T4">/&gt;</text:span></text:p>
      <text:p text:style-name="P10"><text:span text:style-name="T8"><text:s text:c="2"/></text:span><text:span text:style-name="T4">&lt;/</text:span><text:span text:style-name="T6">head</text:span><text:span text:style-name="T4">&gt;</text:span></text:p>
      <text:p text:style-name="P10"><text:span text:style-name="T8"><text:s text:c="2"/></text:span><text:span text:style-name="T4">&lt;</text:span><text:span text:style-name="T6">body</text:span><text:span text:style-name="T4">&gt;</text:span></text:p>
      <text:p text:style-name="P10"><text:span text:style-name="T8"><text:s text:c="4"/></text:span><text:span text:style-name="T4">&lt;</text:span><text:span text:style-name="T6">div</text:span> <text:span text:style-name="T13">id</text:span><text:span text:style-name="T8">=</text:span><text:span text:style-name="T14">"container"</text:span><text:span text:style-name="T4">&gt;</text:span></text:p>
      <text:p text:style-name="P10"><text:span text:style-name="T8"><text:s text:c="6"/></text:span><text:span text:style-name="T4">&lt;</text:span><text:span text:style-name="T6">div</text:span> <text:span text:style-name="T13">id</text:span><text:span text:style-name="T8">=</text:span><text:span text:style-name="T14">"header"</text:span><text:span text:style-name="T4">&gt;</text:span></text:p>
      <text:p text:style-name="P10"><text:span text:style-name="T8"><text:s text:c="8"/></text:span><text:span text:style-name="T4">&lt;</text:span><text:span text:style-name="T6">div</text:span> <text:span text:style-name="T13">class</text:span><text:span text:style-name="T8">=</text:span><text:span text:style-name="T14">"content"</text:span><text:span text:style-name="T4">&gt;</text:span></text:p>
      <text:p text:style-name="P10"><text:span text:style-name="T8"><text:s text:c="10"/></text:span><text:span text:style-name="T4">&lt;</text:span><text:span text:style-name="T6">h1</text:span><text:span text:style-name="T4">&gt;&lt;</text:span><text:span text:style-name="T6">a</text:span> <text:span text:style-name="T13">href</text:span><text:span text:style-name="T8">=</text:span>"<text:span text:style-name="T9">{{</text:span><text:span text:style-name="T11"> </text:span><text:span text:style-name="T8">path</text:span><text:span text:style-name="T15">(</text:span><text:span text:style-name="T16">'</text:span><text:span text:style-name="T3">ens_jobeet_homepage</text:span><text:span text:style-name="T16">'</text:span><text:span text:style-name="T15">)</text:span><text:span text:style-name="T11"> </text:span><text:span text:style-name="T9">}}</text:span>"<text:span text:style-name="T4">&gt;</text:span></text:p>
      <text:p text:style-name="P10"><text:span text:style-name="T8"><text:s text:c="12"/></text:span><text:span text:style-name="T4">&lt;</text:span><text:span text:style-name="T6">img</text:span> <text:span text:style-name="T13">src</text:span><text:span text:style-name="T8">=</text:span>"<text:span text:style-name="T9">{{</text:span><text:span text:style-name="T11"> </text:span><text:span text:style-name="T8">asset</text:span><text:span text:style-name="T15">(</text:span><text:span text:style-name="T16">'bundles/ensjobeet/images/logo.jpg'</text:span><text:span text:style-name="T15">)</text:span><text:span text:style-name="T11"> </text:span><text:span text:style-name="T9">}}</text:span>" <text:span text:style-name="T13">alt</text:span><text:span text:style-name="T8">=</text:span><text:span text:style-name="T14">"Jobeet Job Board"</text:span> <text:span text:style-name="T4">/&gt;</text:span></text:p>
      <text:p text:style-name="P10"><text:span text:style-name="T8"><text:s text:c="10"/></text:span><text:span text:style-name="T4">&lt;/</text:span><text:span text:style-name="T6">a</text:span><text:span text:style-name="T4">&gt;&lt;/</text:span><text:span text:style-name="T6">h1</text:span><text:span text:style-name="T4">&gt;</text:span></text:p>
      <text:p text:style-name="P12"><text:s/></text:p>
      <text:p text:style-name="P10"><text:span text:style-name="T8"><text:s text:c="10"/></text:span><text:span text:style-name="T4">&lt;</text:span><text:span text:style-name="T6">div</text:span> <text:span text:style-name="T13">id</text:span><text:span text:style-name="T8">=</text:span><text:span text:style-name="T14">"sub_header"</text:span><text:span text:style-name="T4">&gt;</text:span></text:p>
      <text:p text:style-name="P10"><text:span text:style-name="T8"><text:s text:c="12"/></text:span><text:span text:style-name="T4">&lt;</text:span><text:span text:style-name="T6">div</text:span> <text:span text:style-name="T13">class</text:span><text:span text:style-name="T8">=</text:span><text:span text:style-name="T14">"post"</text:span><text:span text:style-name="T4">&gt;</text:span></text:p>
      <text:p text:style-name="P10"><text:span text:style-name="T8"><text:s text:c="14"/></text:span><text:span text:style-name="T4">&lt;</text:span><text:span text:style-name="T6">h2</text:span><text:span text:style-name="T4">&gt;</text:span><text:span text:style-name="T8">Ask for people</text:span><text:span text:style-name="T4">&lt;/</text:span><text:span text:style-name="T6">h2</text:span><text:span text:style-name="T4">&gt;</text:span></text:p>
      <text:p text:style-name="P10"><text:span text:style-name="T8"><text:s text:c="14"/></text:span><text:span text:style-name="T4">&lt;</text:span><text:span text:style-name="T6">div</text:span><text:span text:style-name="T4">&gt;</text:span></text:p>
      <text:p text:style-name="P10"><text:span text:style-name="T8"><text:s text:c="16"/></text:span><text:span text:style-name="T4">&lt;</text:span><text:span text:style-name="T6">a</text:span> <text:span text:style-name="T13">href</text:span><text:span text:style-name="T8">=</text:span>"<text:span text:style-name="T9">{{</text:span><text:span text:style-name="T11"> </text:span><text:span text:style-name="T8">path</text:span><text:span text:style-name="T15">(</text:span><text:span text:style-name="T16">'</text:span><text:span text:style-name="T2">ens_jobeet_homepage</text:span><text:span text:style-name="T16">'</text:span><text:span text:style-name="T15">)</text:span><text:span text:style-name="T11"> </text:span><text:span text:style-name="T9">}}</text:span>"<text:span text:style-name="T4">&gt;</text:span><text:span text:style-name="T8">Post a Job</text:span><text:span text:style-name="T4">&lt;/</text:span><text:span text:style-name="T6">a</text:span><text:span text:style-name="T4">&gt;</text:span></text:p>
      <text:p text:style-name="P10"><text:span text:style-name="T8"><text:s text:c="14"/></text:span><text:span text:style-name="T4">&lt;/</text:span><text:span text:style-name="T6">div</text:span><text:span text:style-name="T4">&gt;</text:span></text:p>
      <text:p text:style-name="P10"><text:span text:style-name="T8"><text:s text:c="12"/></text:span><text:span text:style-name="T4">&lt;/</text:span><text:span text:style-name="T6">div</text:span><text:span text:style-name="T4">&gt;</text:span></text:p>
      <text:p text:style-name="P12"><text:s/></text:p>
      <text:p text:style-name="P10"><text:span text:style-name="T8"><text:s text:c="12"/></text:span><text:span text:style-name="T4">&lt;</text:span><text:span text:style-name="T6">div</text:span> <text:span text:style-name="T13">class</text:span><text:span text:style-name="T8">=</text:span><text:span text:style-name="T14">"search"</text:span><text:span text:style-name="T4">&gt;</text:span></text:p>
      <text:p text:style-name="P10"><text:span text:style-name="T8"><text:s text:c="14"/></text:span><text:span text:style-name="T4">&lt;</text:span><text:span text:style-name="T6">h2</text:span><text:span text:style-name="T4">&gt;</text:span><text:span text:style-name="T8">Ask for a job</text:span><text:span text:style-name="T4">&lt;/</text:span><text:span text:style-name="T6">h2</text:span><text:span text:style-name="T4">&gt;</text:span></text:p>
      <text:p text:style-name="P10"><text:span text:style-name="T8"><text:s text:c="14"/></text:span><text:span text:style-name="T4">&lt;</text:span><text:span text:style-name="T6">form</text:span> <text:span text:style-name="T13">action</text:span><text:span text:style-name="T8">=</text:span><text:span text:style-name="T14">""</text:span> <text:span text:style-name="T13">method</text:span><text:span text:style-name="T8">=</text:span><text:span text:style-name="T14">"get"</text:span><text:span text:style-name="T4">&gt;</text:span></text:p>
      <text:p text:style-name="P10"><text:span text:style-name="T8"><text:s text:c="16"/></text:span><text:span text:style-name="T4">&lt;</text:span><text:span text:style-name="T6">input</text:span> <text:span text:style-name="T13">type</text:span><text:span text:style-name="T8">=</text:span><text:span text:style-name="T14">"text"</text:span> <text:span text:style-name="T13">name</text:span><text:span text:style-name="T8">=</text:span><text:span text:style-name="T14">"keywords"</text:span> <text:span text:style-name="T13">id</text:span><text:span text:style-name="T8">=</text:span><text:span text:style-name="T14">"search_keywords"</text:span> <text:span text:style-name="T4">/&gt;</text:span></text:p>
      <text:p text:style-name="P10"><text:span text:style-name="T8"><text:s text:c="16"/></text:span><text:span text:style-name="T4">&lt;</text:span><text:span text:style-name="T6">input</text:span> <text:span text:style-name="T13">type</text:span><text:span text:style-name="T8">=</text:span><text:span text:style-name="T14">"submit"</text:span> <text:span text:style-name="T13">value</text:span><text:span text:style-name="T8">=</text:span><text:span text:style-name="T14">"search"</text:span> <text:span text:style-name="T4">/&gt;</text:span></text:p>
      <text:p text:style-name="P10"><text:span text:style-name="T8"><text:s text:c="16"/></text:span><text:span text:style-name="T4">&lt;</text:span><text:span text:style-name="T6">div</text:span> <text:span text:style-name="T13">class</text:span><text:span text:style-name="T8">=</text:span><text:span text:style-name="T14">"help"</text:span><text:span text:style-name="T4">&gt;</text:span></text:p>
      <text:p text:style-name="P12"><text:s text:c="18"/>Enter some keywords (city, country, position, ...)</text:p>
      <text:p text:style-name="P10"><text:span text:style-name="T8"><text:s text:c="16"/></text:span><text:span text:style-name="T4">&lt;/</text:span><text:span text:style-name="T6">div</text:span><text:span text:style-name="T4">&gt;</text:span></text:p>
      <text:p text:style-name="P10"><text:span text:style-name="T8"><text:s text:c="14"/></text:span><text:span text:style-name="T4">&lt;/</text:span><text:span text:style-name="T6">form</text:span><text:span text:style-name="T4">&gt;</text:span></text:p>
      <text:p text:style-name="P10"><text:span text:style-name="T8"><text:s text:c="12"/></text:span><text:span text:style-name="T4">&lt;/</text:span><text:span text:style-name="T6">div</text:span><text:span text:style-name="T4">&gt;</text:span></text:p>
      <text:p text:style-name="P10"><text:span text:style-name="T8"><text:s text:c="10"/></text:span><text:span text:style-name="T4">&lt;/</text:span><text:span text:style-name="T6">div</text:span><text:span text:style-name="T4">&gt;</text:span></text:p>
      <text:p text:style-name="P10"><text:span text:style-name="T8"><text:s text:c="8"/></text:span><text:span text:style-name="T4">&lt;/</text:span><text:span text:style-name="T6">div</text:span><text:span text:style-name="T4">&gt;</text:span></text:p>
      <text:p text:style-name="P10"><text:span text:style-name="T8"><text:s text:c="6"/></text:span><text:span text:style-name="T4">&lt;/</text:span><text:span text:style-name="T6">div</text:span><text:span text:style-name="T4">&gt;</text:span></text:p>
      <text:p text:style-name="P12"><text:s/></text:p>
      <text:p text:style-name="P10"><text:span text:style-name="T8"><text:s text:c="6"/></text:span><text:span text:style-name="T4">&lt;</text:span><text:span text:style-name="T6">div</text:span> <text:span text:style-name="T13">id</text:span><text:span text:style-name="T8">=</text:span><text:span text:style-name="T14">"content"</text:span><text:span text:style-name="T4">&gt;</text:span></text:p>
      <text:p text:style-name="P10"><text:span text:style-name="T8"><text:s text:c="8"/></text:span><text:span text:style-name="T9">{%</text:span><text:span text:style-name="T11"> if </text:span><text:span text:style-name="T8">app</text:span><text:span text:style-name="T15">.</text:span><text:span text:style-name="T8">session</text:span><text:span text:style-name="T15">.</text:span><text:span text:style-name="T8">hasFlash</text:span><text:span text:style-name="T15">(</text:span><text:span text:style-name="T16">'notice'</text:span><text:span text:style-name="T15">)</text:span><text:span text:style-name="T11"> </text:span><text:span text:style-name="T9">%}</text:span></text:p>
      <text:p text:style-name="P10"><text:span text:style-name="T8"><text:s text:c="10"/></text:span><text:span text:style-name="T4">&lt;</text:span><text:span text:style-name="T6">div</text:span> <text:span text:style-name="T13">class</text:span><text:span text:style-name="T8">=</text:span><text:span text:style-name="T14">"flash_notice"</text:span><text:span text:style-name="T4">&gt;</text:span></text:p>
      <text:p text:style-name="P10"><text:span text:style-name="T8"><text:s text:c="12"/></text:span><text:span text:style-name="T9">{{</text:span><text:span text:style-name="T11"> </text:span><text:span text:style-name="T8">app</text:span><text:span text:style-name="T15">.</text:span><text:span text:style-name="T8">session</text:span><text:span text:style-name="T15">.</text:span><text:span text:style-name="T8">flash</text:span><text:span text:style-name="T15">(</text:span><text:span text:style-name="T16">'notice'</text:span><text:span text:style-name="T15">)</text:span><text:span text:style-name="T11"> </text:span><text:span text:style-name="T9">}}</text:span></text:p>
      <text:p text:style-name="P10"><text:span text:style-name="T8"><text:s text:c="10"/></text:span><text:span text:style-name="T4">&lt;/</text:span><text:span text:style-name="T6">div</text:span><text:span text:style-name="T4">&gt;</text:span></text:p>
      <text:p text:style-name="P10"><text:span text:style-name="T8"><text:s text:c="8"/></text:span><text:span text:style-name="T9">{%</text:span><text:span text:style-name="T11"> endif </text:span><text:span text:style-name="T9">%}</text:span></text:p>
      <text:p text:style-name="P12"><text:s/></text:p>
      <text:p text:style-name="P10"><text:span text:style-name="T8"><text:s text:c="8"/></text:span><text:span text:style-name="T9">{%</text:span><text:span text:style-name="T11"> if </text:span><text:span text:style-name="T8">app</text:span><text:span text:style-name="T15">.</text:span><text:span text:style-name="T8">session</text:span><text:span text:style-name="T15">.</text:span><text:span text:style-name="T8">hasFlash</text:span><text:span text:style-name="T15">(</text:span><text:span text:style-name="T16">'error'</text:span><text:span text:style-name="T15">)</text:span><text:span text:style-name="T11"> </text:span><text:span text:style-name="T9">%}</text:span></text:p>
      <text:p text:style-name="P10"><text:span text:style-name="T8"><text:s text:c="10"/></text:span><text:span text:style-name="T4">&lt;</text:span><text:span text:style-name="T6">div</text:span> <text:span text:style-name="T13">class</text:span><text:span text:style-name="T8">=</text:span><text:span text:style-name="T14">"flash_error"</text:span><text:span text:style-name="T4">&gt;</text:span></text:p>
      <text:p text:style-name="P10"><text:span text:style-name="T8"><text:s text:c="12"/></text:span><text:span text:style-name="T9">{{</text:span><text:span text:style-name="T11"> </text:span><text:span text:style-name="T8">app</text:span><text:span text:style-name="T15">.</text:span><text:span text:style-name="T8">session</text:span><text:span text:style-name="T15">.</text:span><text:span text:style-name="T8">flash</text:span><text:span text:style-name="T15">(</text:span><text:span text:style-name="T16">'error'</text:span><text:span text:style-name="T15">)</text:span><text:span text:style-name="T11"> </text:span><text:span text:style-name="T9">}}</text:span></text:p>
      <text:p text:style-name="P10"><text:soft-page-break/><text:span text:style-name="T8"><text:s text:c="10"/></text:span><text:span text:style-name="T4">&lt;/</text:span><text:span text:style-name="T6">div</text:span><text:span text:style-name="T4">&gt;</text:span></text:p>
      <text:p text:style-name="P10"><text:span text:style-name="T8"><text:s text:c="8"/></text:span><text:span text:style-name="T9">{%</text:span><text:span text:style-name="T11"> endif </text:span><text:span text:style-name="T9">%}</text:span></text:p>
      <text:p text:style-name="P12"><text:s/></text:p>
      <text:p text:style-name="P10"><text:span text:style-name="T8"><text:s text:c="8"/></text:span><text:span text:style-name="T4">&lt;</text:span><text:span text:style-name="T6">div</text:span> <text:span text:style-name="T13">class</text:span><text:span text:style-name="T8">=</text:span><text:span text:style-name="T14">"content"</text:span><text:span text:style-name="T4">&gt;</text:span></text:p>
      <text:p text:style-name="P10"><text:span text:style-name="T8"><text:s text:c="12"/></text:span><text:span text:style-name="T9">{%</text:span><text:span text:style-name="T11"> block </text:span><text:span text:style-name="T8">content</text:span><text:span text:style-name="T11"> </text:span><text:span text:style-name="T9">%}</text:span></text:p>
      <text:p text:style-name="P10"><text:span text:style-name="T8"><text:s text:c="12"/></text:span><text:span text:style-name="T9">{%</text:span><text:span text:style-name="T11"> endblock </text:span><text:span text:style-name="T9">%}</text:span></text:p>
      <text:p text:style-name="P10"><text:span text:style-name="T8"><text:s text:c="8"/></text:span><text:span text:style-name="T4">&lt;/</text:span><text:span text:style-name="T6">div</text:span><text:span text:style-name="T4">&gt;</text:span></text:p>
      <text:p text:style-name="P10"><text:span text:style-name="T8"><text:s text:c="6"/></text:span><text:span text:style-name="T4">&lt;/</text:span><text:span text:style-name="T6">div</text:span><text:span text:style-name="T4">&gt;</text:span></text:p>
      <text:p text:style-name="P12"><text:s/></text:p>
      <text:p text:style-name="P10"><text:span text:style-name="T8"><text:s text:c="6"/></text:span><text:span text:style-name="T4">&lt;</text:span><text:span text:style-name="T6">div</text:span> <text:span text:style-name="T13">id</text:span><text:span text:style-name="T8">=</text:span><text:span text:style-name="T14">"footer"</text:span><text:span text:style-name="T4">&gt;</text:span></text:p>
      <text:p text:style-name="P10"><text:span text:style-name="T8"><text:s text:c="8"/></text:span><text:span text:style-name="T4">&lt;</text:span><text:span text:style-name="T6">div</text:span> <text:span text:style-name="T13">class</text:span><text:span text:style-name="T8">=</text:span><text:span text:style-name="T14">"content"</text:span><text:span text:style-name="T4">&gt;</text:span></text:p>
      <text:p text:style-name="P10"><text:span text:style-name="T8"><text:s text:c="10"/></text:span><text:span text:style-name="T4">&lt;</text:span><text:span text:style-name="T6">span</text:span> <text:span text:style-name="T13">class</text:span><text:span text:style-name="T8">=</text:span><text:span text:style-name="T14">"symfony"</text:span><text:span text:style-name="T4">&gt;</text:span></text:p>
      <text:p text:style-name="P10"><text:span text:style-name="T8"><text:s text:c="12"/></text:span><text:span text:style-name="T4">&lt;</text:span><text:span text:style-name="T6">img</text:span> <text:span text:style-name="T13">src</text:span><text:span text:style-name="T8">=</text:span>"<text:span text:style-name="T9">{{</text:span><text:span text:style-name="T11"> </text:span><text:span text:style-name="T8">asset</text:span><text:span text:style-name="T15">(</text:span><text:span text:style-name="T16">'bundles/ensjobeet/images/jobeet-mini.png'</text:span><text:span text:style-name="T15">)</text:span><text:span text:style-name="T11"> </text:span><text:span text:style-name="T9">}}</text:span>" <text:span text:style-name="T4">/&gt;</text:span></text:p>
      <text:p text:style-name="P10"><text:span text:style-name="T8"><text:s text:c="12"/>powered by </text:span><text:span text:style-name="T4">&lt;</text:span><text:span text:style-name="T6">a</text:span> <text:span text:style-name="T13">href</text:span><text:span text:style-name="T8">=</text:span><text:span text:style-name="T14">"http://www.symfony.com/"</text:span><text:span text:style-name="T4">&gt;</text:span></text:p>
      <text:p text:style-name="P10"><text:span text:style-name="T8"><text:s text:c="14"/></text:span><text:span text:style-name="T4">&lt;</text:span><text:span text:style-name="T6">img</text:span> <text:span text:style-name="T13">src</text:span><text:span text:style-name="T8">=</text:span>"<text:span text:style-name="T9">{{</text:span><text:span text:style-name="T11"> </text:span><text:span text:style-name="T8">asset</text:span><text:span text:style-name="T15">(</text:span><text:span text:style-name="T16">'bundles/ensjobeet/images/symfony.gif'</text:span><text:span text:style-name="T15">)</text:span><text:span text:style-name="T11"> </text:span><text:span text:style-name="T9">}}</text:span>" <text:span text:style-name="T13">alt</text:span><text:span text:style-name="T8">=</text:span><text:span text:style-name="T14">"symfony framework"</text:span> <text:span text:style-name="T4">/&gt;</text:span></text:p>
      <text:p text:style-name="P10"><text:span text:style-name="T8"><text:s text:c="12"/></text:span><text:span text:style-name="T4">&lt;/</text:span><text:span text:style-name="T6">a</text:span><text:span text:style-name="T4">&gt;</text:span></text:p>
      <text:p text:style-name="P10"><text:span text:style-name="T8"><text:s text:c="10"/></text:span><text:span text:style-name="T4">&lt;/</text:span><text:span text:style-name="T6">span</text:span><text:span text:style-name="T4">&gt;</text:span></text:p>
      <text:p text:style-name="P10"><text:span text:style-name="T8"><text:s text:c="10"/></text:span><text:span text:style-name="T4">&lt;</text:span><text:span text:style-name="T6">ul</text:span><text:span text:style-name="T4">&gt;</text:span></text:p>
      <text:p text:style-name="P10"><text:span text:style-name="T8"><text:s text:c="12"/></text:span><text:span text:style-name="T4">&lt;</text:span><text:span text:style-name="T6">li</text:span><text:span text:style-name="T4">&gt;&lt;</text:span><text:span text:style-name="T6">a</text:span> <text:span text:style-name="T13">href</text:span><text:span text:style-name="T8">=</text:span><text:span text:style-name="T14">""</text:span><text:span text:style-name="T4">&gt;</text:span><text:span text:style-name="T8">About Jobeet</text:span><text:span text:style-name="T4">&lt;/</text:span><text:span text:style-name="T6">a</text:span><text:span text:style-name="T4">&gt;&lt;/</text:span><text:span text:style-name="T6">li</text:span><text:span text:style-name="T4">&gt;</text:span></text:p>
      <text:p text:style-name="P10"><text:span text:style-name="T8"><text:s text:c="12"/></text:span><text:span text:style-name="T4">&lt;</text:span><text:span text:style-name="T6">li</text:span> <text:span text:style-name="T13">class</text:span><text:span text:style-name="T8">=</text:span><text:span text:style-name="T14">"feed"</text:span><text:span text:style-name="T4">&gt;&lt;</text:span><text:span text:style-name="T6">a</text:span> <text:span text:style-name="T13">href</text:span><text:span text:style-name="T8">=</text:span><text:span text:style-name="T14">""</text:span><text:span text:style-name="T4">&gt;</text:span><text:span text:style-name="T8">Full feed</text:span><text:span text:style-name="T4">&lt;/</text:span><text:span text:style-name="T6">a</text:span><text:span text:style-name="T4">&gt;&lt;/</text:span><text:span text:style-name="T6">li</text:span><text:span text:style-name="T4">&gt;</text:span></text:p>
      <text:p text:style-name="P10"><text:span text:style-name="T8"><text:s text:c="12"/></text:span><text:span text:style-name="T4">&lt;</text:span><text:span text:style-name="T6">li</text:span><text:span text:style-name="T4">&gt;&lt;</text:span><text:span text:style-name="T6">a</text:span> <text:span text:style-name="T13">href</text:span><text:span text:style-name="T8">=</text:span><text:span text:style-name="T14">""</text:span><text:span text:style-name="T4">&gt;</text:span><text:span text:style-name="T8">Jobeet API</text:span><text:span text:style-name="T4">&lt;/</text:span><text:span text:style-name="T6">a</text:span><text:span text:style-name="T4">&gt;&lt;/</text:span><text:span text:style-name="T6">li</text:span><text:span text:style-name="T4">&gt;</text:span></text:p>
      <text:p text:style-name="P10"><text:span text:style-name="T8"><text:s text:c="12"/></text:span><text:span text:style-name="T4">&lt;</text:span><text:span text:style-name="T6">li</text:span> <text:span text:style-name="T13">class</text:span><text:span text:style-name="T8">=</text:span><text:span text:style-name="T14">"last"</text:span><text:span text:style-name="T4">&gt;&lt;</text:span><text:span text:style-name="T6">a</text:span> <text:span text:style-name="T13">href</text:span><text:span text:style-name="T8">=</text:span><text:span text:style-name="T14">""</text:span><text:span text:style-name="T4">&gt;</text:span><text:span text:style-name="T8">Affiliates</text:span><text:span text:style-name="T4">&lt;/</text:span><text:span text:style-name="T6">a</text:span><text:span text:style-name="T4">&gt;&lt;/</text:span><text:span text:style-name="T6">li</text:span><text:span text:style-name="T4">&gt;</text:span></text:p>
      <text:p text:style-name="P10"><text:span text:style-name="T8"><text:s text:c="10"/></text:span><text:span text:style-name="T4">&lt;/</text:span><text:span text:style-name="T6">ul</text:span><text:span text:style-name="T4">&gt;</text:span></text:p>
      <text:p text:style-name="P10"><text:span text:style-name="T8"><text:s text:c="8"/></text:span><text:span text:style-name="T4">&lt;/</text:span><text:span text:style-name="T6">div</text:span><text:span text:style-name="T4">&gt;</text:span></text:p>
      <text:p text:style-name="P10"><text:span text:style-name="T8"><text:s text:c="6"/></text:span><text:span text:style-name="T4">&lt;/</text:span><text:span text:style-name="T6">div</text:span><text:span text:style-name="T4">&gt;</text:span></text:p>
      <text:p text:style-name="P10"><text:span text:style-name="T8"><text:s text:c="4"/></text:span><text:span text:style-name="T4">&lt;/</text:span><text:span text:style-name="T6">div</text:span><text:span text:style-name="T4">&gt;</text:span></text:p>
      <text:p text:style-name="P10"><text:span text:style-name="T8"><text:s text:c="2"/></text:span><text:span text:style-name="T4">&lt;/</text:span><text:span text:style-name="T6">body</text:span><text:span text:style-name="T4">&gt;</text:span></text:p>
      <text:p text:style-name="P11"><text:span text:style-name="T5">&lt;/</text:span><text:span text:style-name="T7">html</text:span><text:span text:style-name="T5">&gt;</text:span></text:p>
      <text:p text:style-name="P17"/>
      <text:p text:style-name="P13"><text:span text:style-name="T1">2. Pobieramy obrazki i style ze strony </text:span><text:a xlink:type="simple" xlink:href="http://www.ens.ro/2012/03/31/symfony2-jobeet-day-4-the-controller-and-the-view"><text:span text:style-name="T1">http://www.ens.ro/2012/03/31/symfony2-jobeet-day-4-the-controller-and-the-view</text:span></text:a><text:span text:style-name="T1"> i wrzucamy je do:</text:span></text:p>
      <text:p text:style-name="P14"/>
      <text:p text:style-name="P14">jobeet2\web\bundles\ensjobeet\css</text:p>
      <text:p text:style-name="P14">jobeet2\web\bundles\ensjobeet\images</text:p>
      <text:p text:style-name="P14"/>
      <text:p text:style-name="P14">3. Dostosowanie szablonu index.html.twig</text:p>
      <text:p text:style-name="P14"/>
      <text:p text:style-name="P16">{# src/Ens/JobeetBundle/Resources/views/Job/index.html.twig #}</text:p>
      <text:p text:style-name="P10"><text:span text:style-name="T9">{%</text:span><text:span text:style-name="T11"> extends </text:span><text:span text:style-name="T16">'EnsJobeetBundle::layout.html.twig'</text:span><text:span text:style-name="T11"> </text:span><text:span text:style-name="T9">%}</text:span></text:p>
      <text:p text:style-name="P12"><text:s/></text:p>
      <text:p text:style-name="P10"><text:span text:style-name="T9">{%</text:span><text:span text:style-name="T11"> block </text:span><text:span text:style-name="T8">stylesheets</text:span><text:span text:style-name="T11"> </text:span><text:span text:style-name="T9">%}</text:span></text:p>
      <text:p text:style-name="P10"><text:span text:style-name="T8"><text:s text:c="2"/></text:span><text:span text:style-name="T9">{{</text:span><text:span text:style-name="T11"> </text:span><text:span text:style-name="T8">parent</text:span><text:span text:style-name="T15">()</text:span><text:span text:style-name="T11"> </text:span><text:span text:style-name="T9">}}</text:span></text:p>
      <text:p text:style-name="P10"><text:span text:style-name="T8"><text:s text:c="2"/></text:span><text:span text:style-name="T4">&lt;</text:span><text:span text:style-name="T6">link</text:span> <text:span text:style-name="T13">rel</text:span><text:span text:style-name="T8">=</text:span><text:span text:style-name="T14">"stylesheet"</text:span> <text:span text:style-name="T13">href</text:span><text:span text:style-name="T8">=</text:span>"<text:span text:style-name="T9">{{</text:span><text:span text:style-name="T11"> </text:span><text:span text:style-name="T8">asset</text:span><text:span text:style-name="T15">(</text:span><text:span text:style-name="T16">'bundles/ensjobeet/css/jobs.css'</text:span><text:span text:style-name="T15">)</text:span><text:span text:style-name="T11"> </text:span><text:span text:style-name="T9">}}</text:span>" <text:span text:style-name="T13">type</text:span><text:span text:style-name="T8">=</text:span><text:span text:style-name="T14">"text/css"</text:span> <text:span text:style-name="T13">media</text:span><text:span text:style-name="T8">=</text:span><text:span text:style-name="T14">"all"</text:span> <text:span text:style-name="T4">/&gt;</text:span></text:p>
      <text:p text:style-name="P10"><text:span text:style-name="T9">{%</text:span><text:span text:style-name="T11"> endblock </text:span><text:span text:style-name="T9">%}</text:span></text:p>
      <text:p text:style-name="P12"><text:s/></text:p>
      <text:p text:style-name="P10"><text:span text:style-name="T9">{%</text:span><text:span text:style-name="T11"> block </text:span><text:span text:style-name="T8">content</text:span><text:span text:style-name="T11"> </text:span><text:span text:style-name="T9">%}</text:span></text:p>
      <text:p text:style-name="P10"><text:span text:style-name="T8"><text:s text:c="4"/></text:span><text:span text:style-name="T4">&lt;</text:span><text:span text:style-name="T6">div</text:span> <text:span text:style-name="T13">id</text:span><text:span text:style-name="T8">=</text:span><text:span text:style-name="T14">"jobs"</text:span><text:span text:style-name="T4">&gt;</text:span></text:p>
      <text:p text:style-name="P10"><text:span text:style-name="T8"><text:s text:c="6"/></text:span><text:span text:style-name="T4">&lt;</text:span><text:span text:style-name="T6">table</text:span> <text:span text:style-name="T13">class</text:span><text:span text:style-name="T8">=</text:span><text:span text:style-name="T14">"jobs"</text:span><text:span text:style-name="T4">&gt;</text:span></text:p>
      <text:p text:style-name="P10"><text:span text:style-name="T8"><text:s text:c="8"/></text:span><text:span text:style-name="T9">{%</text:span><text:span text:style-name="T11"> for </text:span><text:span text:style-name="T8">entity</text:span><text:span text:style-name="T11"> in </text:span><text:span text:style-name="T8">entities</text:span><text:span text:style-name="T11"> </text:span><text:span text:style-name="T9">%}</text:span></text:p>
      <text:p text:style-name="P10"><text:span text:style-name="T8"><text:s text:c="10"/></text:span><text:span text:style-name="T4">&lt;</text:span><text:span text:style-name="T6">tr</text:span> <text:span text:style-name="T13">class</text:span><text:span text:style-name="T8">=</text:span>"<text:span text:style-name="T9">{{</text:span><text:span text:style-name="T11"> </text:span><text:span text:style-name="T8">cycle</text:span><text:span text:style-name="T15">([</text:span><text:span text:style-name="T16">'even'</text:span><text:span text:style-name="T15">,</text:span><text:span text:style-name="T11"> </text:span><text:span text:style-name="T16">'odd'</text:span><text:span text:style-name="T15">],</text:span><text:span text:style-name="T11"> </text:span><text:span text:style-name="T8">loop</text:span><text:span text:style-name="T15">.</text:span><text:span text:style-name="T8">index</text:span><text:span text:style-name="T15">)</text:span><text:span text:style-name="T11"> </text:span><text:span text:style-name="T9">}}</text:span>"<text:span text:style-name="T4">&gt;</text:span></text:p>
      <text:p text:style-name="P10"><text:span text:style-name="T8"><text:s text:c="12"/></text:span><text:span text:style-name="T4">&lt;</text:span><text:span text:style-name="T6">td</text:span> <text:span text:style-name="T13">class</text:span><text:span text:style-name="T8">=</text:span><text:span text:style-name="T14">"location"</text:span><text:span text:style-name="T4">&gt;</text:span><text:span text:style-name="T9">{{</text:span><text:span text:style-name="T11"> </text:span><text:span text:style-name="T8">entity</text:span><text:span text:style-name="T15">.</text:span><text:span text:style-name="T8">location</text:span><text:span text:style-name="T11"> </text:span><text:span text:style-name="T9">}}</text:span><text:span text:style-name="T4">&lt;/</text:span><text:span text:style-name="T6">td</text:span><text:span text:style-name="T4">&gt;</text:span></text:p>
      <text:p text:style-name="P10"><text:span text:style-name="T8"><text:s text:c="12"/></text:span><text:span text:style-name="T4">&lt;</text:span><text:span text:style-name="T6">td</text:span> <text:span text:style-name="T13">class</text:span><text:span text:style-name="T8">=</text:span><text:span text:style-name="T14">"position"</text:span><text:span text:style-name="T4">&gt;</text:span></text:p>
      <text:p text:style-name="P10"><text:span text:style-name="T8"><text:s text:c="14"/></text:span><text:span text:style-name="T4">&lt;</text:span><text:span text:style-name="T6">a</text:span> <text:span text:style-name="T13">href</text:span><text:span text:style-name="T8">=</text:span>"<text:span text:style-name="T9">{{</text:span><text:span text:style-name="T11"> </text:span><text:span text:style-name="T8">path</text:span><text:span text:style-name="T15">(</text:span><text:span text:style-name="T16">'ens_job_show'</text:span><text:span text:style-name="T15">,</text:span><text:span text:style-name="T11"> </text:span><text:span text:style-name="T17">{</text:span><text:span text:style-name="T11"> </text:span><text:span text:style-name="T16">'id'</text:span><text:span text:style-name="T15">:</text:span><text:span text:style-name="T11"> </text:span><text:span text:style-name="T8">entity</text:span><text:span text:style-name="T15">.</text:span><text:span text:style-name="T8">id</text:span><text:span text:style-name="T11"> </text:span><text:span text:style-name="T17">}</text:span><text:span text:style-name="T15">)</text:span><text:span text:style-name="T11"> </text:span><text:span text:style-name="T9">}}</text:span>"<text:span text:style-name="T4">&gt;</text:span></text:p>
      <text:p text:style-name="P10"><text:span text:style-name="T8"><text:s text:c="16"/></text:span><text:span text:style-name="T9">{{</text:span><text:span text:style-name="T11"> </text:span><text:span text:style-name="T8">entity</text:span><text:span text:style-name="T15">.</text:span><text:span text:style-name="T8">position</text:span><text:span text:style-name="T11"> </text:span><text:span text:style-name="T9">}}</text:span></text:p>
      <text:p text:style-name="P10"><text:span text:style-name="T8"><text:s text:c="14"/></text:span><text:span text:style-name="T4">&lt;/</text:span><text:span text:style-name="T6">a</text:span><text:span text:style-name="T4">&gt;</text:span></text:p>
      <text:p text:style-name="P10"><text:span text:style-name="T8"><text:s text:c="12"/></text:span><text:span text:style-name="T4">&lt;/</text:span><text:span text:style-name="T6">td</text:span><text:span text:style-name="T4">&gt;</text:span></text:p>
      <text:p text:style-name="P10"><text:span text:style-name="T8"><text:s text:c="12"/></text:span><text:span text:style-name="T4">&lt;</text:span><text:span text:style-name="T6">td</text:span> <text:span text:style-name="T13">class</text:span><text:span text:style-name="T8">=</text:span><text:span text:style-name="T14">"company"</text:span><text:span text:style-name="T4">&gt;</text:span><text:span text:style-name="T9">{{</text:span><text:span text:style-name="T11"> </text:span><text:span text:style-name="T8">entity</text:span><text:span text:style-name="T15">.</text:span><text:span text:style-name="T8">company</text:span><text:span text:style-name="T11"> </text:span><text:span text:style-name="T9">}}</text:span><text:span text:style-name="T4">&lt;/</text:span><text:span text:style-name="T6">td</text:span><text:span text:style-name="T4">&gt;</text:span></text:p>
      <text:p text:style-name="P10"><text:span text:style-name="T8"><text:s text:c="10"/></text:span><text:span text:style-name="T4">&lt;/</text:span><text:span text:style-name="T6">tr</text:span><text:span text:style-name="T4">&gt;</text:span></text:p>
      <text:p text:style-name="P10"><text:span text:style-name="T8"><text:s text:c="8"/></text:span><text:span text:style-name="T9">{%</text:span><text:span text:style-name="T11"> endfor </text:span><text:span text:style-name="T9">%}</text:span></text:p>
      <text:p text:style-name="P10"><text:span text:style-name="T8"><text:s text:c="6"/></text:span><text:span text:style-name="T4">&lt;/</text:span><text:span text:style-name="T6">table</text:span><text:span text:style-name="T4">&gt;</text:span></text:p>
      <text:p text:style-name="P10"><text:span text:style-name="T8"><text:s text:c="4"/></text:span><text:span text:style-name="T4">&lt;/</text:span><text:span text:style-name="T6">div</text:span><text:span text:style-name="T4">&gt;</text:span></text:p>
      <text:p text:style-name="P11"><text:soft-page-break/><text:span text:style-name="T10">{%</text:span><text:span text:style-name="T12"> endblock </text:span><text:span text:style-name="T10">%}</text:span></text:p>
      <text:p text:style-name="P14">4. Dostosowanie szablonu show.html.twig</text:p>
      <text:p text:style-name="P14"/>
      <text:p text:style-name="P16">{# src/Ens/JobeetBundle/Resources/views/Job/show.html.twig #}</text:p>
      <text:p text:style-name="P10"><text:span text:style-name="T9">{%</text:span><text:span text:style-name="T11"> extends </text:span><text:span text:style-name="T16">'EnsJobeetBundle::layout.html.twig'</text:span><text:span text:style-name="T11"> </text:span><text:span text:style-name="T9">%}</text:span></text:p>
      <text:p text:style-name="P12"><text:s/></text:p>
      <text:p text:style-name="P10"><text:span text:style-name="T9">{%</text:span><text:span text:style-name="T11"> block </text:span><text:span text:style-name="T8">title</text:span><text:span text:style-name="T11"> </text:span><text:span text:style-name="T9">%}</text:span></text:p>
      <text:p text:style-name="P10"><text:span text:style-name="T8"><text:s text:c="4"/></text:span><text:span text:style-name="T9">{{</text:span><text:span text:style-name="T11"> </text:span><text:span text:style-name="T8">entity</text:span><text:span text:style-name="T15">.</text:span><text:span text:style-name="T8">company</text:span><text:span text:style-name="T11"> </text:span><text:span text:style-name="T9">}}</text:span><text:span text:style-name="T8"> is looking for a </text:span><text:span text:style-name="T9">{{</text:span><text:span text:style-name="T11"> </text:span><text:span text:style-name="T8">entity</text:span><text:span text:style-name="T15">.</text:span><text:span text:style-name="T8">position</text:span><text:span text:style-name="T11"> </text:span><text:span text:style-name="T9">}}</text:span></text:p>
      <text:p text:style-name="P10"><text:span text:style-name="T9">{%</text:span><text:span text:style-name="T11"> endblock </text:span><text:span text:style-name="T9">%}</text:span></text:p>
      <text:p text:style-name="P12"><text:s/></text:p>
      <text:p text:style-name="P10"><text:span text:style-name="T9">{%</text:span><text:span text:style-name="T11"> block </text:span><text:span text:style-name="T8">stylesheets</text:span><text:span text:style-name="T11"> </text:span><text:span text:style-name="T9">%}</text:span></text:p>
      <text:p text:style-name="P10"><text:span text:style-name="T8"><text:s text:c="4"/></text:span><text:span text:style-name="T9">{{</text:span><text:span text:style-name="T11"> </text:span><text:span text:style-name="T8">parent</text:span><text:span text:style-name="T15">()</text:span><text:span text:style-name="T11"> </text:span><text:span text:style-name="T9">}}</text:span></text:p>
      <text:p text:style-name="P10"><text:span text:style-name="T8"><text:s text:c="4"/></text:span><text:span text:style-name="T4">&lt;</text:span><text:span text:style-name="T6">link</text:span> <text:span text:style-name="T13">rel</text:span><text:span text:style-name="T8">=</text:span><text:span text:style-name="T14">"stylesheet"</text:span> <text:span text:style-name="T13">href</text:span><text:span text:style-name="T8">=</text:span>"<text:span text:style-name="T9">{{</text:span><text:span text:style-name="T11"> </text:span><text:span text:style-name="T8">asset</text:span><text:span text:style-name="T15">(</text:span><text:span text:style-name="T16">'bundles/ensjobeet/css/job.css'</text:span><text:span text:style-name="T15">)</text:span><text:span text:style-name="T11"> </text:span><text:span text:style-name="T9">}}</text:span>" <text:span text:style-name="T13">type</text:span><text:span text:style-name="T8">=</text:span><text:span text:style-name="T14">"text/css"</text:span> <text:span text:style-name="T13">media</text:span><text:span text:style-name="T8">=</text:span><text:span text:style-name="T14">"all"</text:span> <text:span text:style-name="T4">/&gt;</text:span></text:p>
      <text:p text:style-name="P10"><text:span text:style-name="T9">{%</text:span><text:span text:style-name="T11"> endblock </text:span><text:span text:style-name="T9">%}</text:span></text:p>
      <text:p text:style-name="P12"><text:s/></text:p>
      <text:p text:style-name="P10"><text:span text:style-name="T9">{%</text:span><text:span text:style-name="T11"> block </text:span><text:span text:style-name="T8">content</text:span><text:span text:style-name="T11"> </text:span><text:span text:style-name="T9">%}</text:span></text:p>
      <text:p text:style-name="P10"><text:span text:style-name="T8"><text:s text:c="4"/></text:span><text:span text:style-name="T4">&lt;</text:span><text:span text:style-name="T6">div</text:span> <text:span text:style-name="T13">id</text:span><text:span text:style-name="T8">=</text:span><text:span text:style-name="T14">"job"</text:span><text:span text:style-name="T4">&gt;</text:span></text:p>
      <text:p text:style-name="P10"><text:span text:style-name="T8"><text:s text:c="6"/></text:span><text:span text:style-name="T4">&lt;</text:span><text:span text:style-name="T6">h1</text:span><text:span text:style-name="T4">&gt;</text:span><text:span text:style-name="T9">{{</text:span><text:span text:style-name="T11"> </text:span><text:span text:style-name="T8">entity</text:span><text:span text:style-name="T15">.</text:span><text:span text:style-name="T8">company</text:span><text:span text:style-name="T11"> </text:span><text:span text:style-name="T9">}}</text:span><text:span text:style-name="T4">&lt;/</text:span><text:span text:style-name="T6">h1</text:span><text:span text:style-name="T4">&gt;</text:span></text:p>
      <text:p text:style-name="P10"><text:span text:style-name="T8"><text:s text:c="6"/></text:span><text:span text:style-name="T4">&lt;</text:span><text:span text:style-name="T6">h2</text:span><text:span text:style-name="T4">&gt;</text:span><text:span text:style-name="T9">{{</text:span><text:span text:style-name="T11"> </text:span><text:span text:style-name="T8">entity</text:span><text:span text:style-name="T15">.</text:span><text:span text:style-name="T8">location</text:span><text:span text:style-name="T11"> </text:span><text:span text:style-name="T9">}}</text:span><text:span text:style-name="T4">&lt;/</text:span><text:span text:style-name="T6">h2</text:span><text:span text:style-name="T4">&gt;</text:span></text:p>
      <text:p text:style-name="P10"><text:span text:style-name="T8"><text:s text:c="6"/></text:span><text:span text:style-name="T4">&lt;</text:span><text:span text:style-name="T6">h3</text:span><text:span text:style-name="T4">&gt;</text:span></text:p>
      <text:p text:style-name="P10"><text:span text:style-name="T8"><text:s text:c="8"/></text:span><text:span text:style-name="T9">{{</text:span><text:span text:style-name="T11"> </text:span><text:span text:style-name="T8">entity</text:span><text:span text:style-name="T15">.</text:span><text:span text:style-name="T8">position</text:span><text:span text:style-name="T11"> </text:span><text:span text:style-name="T9">}}</text:span></text:p>
      <text:p text:style-name="P10"><text:span text:style-name="T8"><text:s text:c="8"/></text:span><text:span text:style-name="T4">&lt;</text:span><text:span text:style-name="T6">small</text:span><text:span text:style-name="T4">&gt;</text:span><text:span text:style-name="T8"> - </text:span><text:span text:style-name="T9">{{</text:span><text:span text:style-name="T11"> </text:span><text:span text:style-name="T8">entity</text:span><text:span text:style-name="T15">.</text:span><text:span text:style-name="T8">type</text:span><text:span text:style-name="T11"> </text:span><text:span text:style-name="T9">}}</text:span><text:span text:style-name="T4">&lt;/</text:span><text:span text:style-name="T6">small</text:span><text:span text:style-name="T4">&gt;</text:span></text:p>
      <text:p text:style-name="P10"><text:span text:style-name="T8"><text:s text:c="6"/></text:span><text:span text:style-name="T4">&lt;/</text:span><text:span text:style-name="T6">h3</text:span><text:span text:style-name="T4">&gt;</text:span></text:p>
      <text:p text:style-name="P12"><text:s/></text:p>
      <text:p text:style-name="P10"><text:span text:style-name="T8"><text:s text:c="6"/></text:span><text:span text:style-name="T9">{%</text:span><text:span text:style-name="T11"> if </text:span><text:span text:style-name="T8">entity</text:span><text:span text:style-name="T15">.</text:span><text:span text:style-name="T8">logo</text:span><text:span text:style-name="T11"> </text:span><text:span text:style-name="T9">%}</text:span></text:p>
      <text:p text:style-name="P10"><text:span text:style-name="T8"><text:s text:c="8"/></text:span><text:span text:style-name="T4">&lt;</text:span><text:span text:style-name="T6">div</text:span> <text:span text:style-name="T13">class</text:span><text:span text:style-name="T8">=</text:span><text:span text:style-name="T14">"logo"</text:span><text:span text:style-name="T4">&gt;</text:span></text:p>
      <text:p text:style-name="P10"><text:span text:style-name="T8"><text:s text:c="10"/></text:span><text:span text:style-name="T4">&lt;</text:span><text:span text:style-name="T6">a</text:span> <text:span text:style-name="T13">href</text:span><text:span text:style-name="T8">=</text:span>"<text:span text:style-name="T9">{{</text:span><text:span text:style-name="T11"> </text:span><text:span text:style-name="T8">entity</text:span><text:span text:style-name="T15">.</text:span><text:span text:style-name="T8">url</text:span><text:span text:style-name="T11"> </text:span><text:span text:style-name="T9">}}</text:span>"<text:span text:style-name="T4">&gt;</text:span></text:p>
      <text:p text:style-name="P10"><text:span text:style-name="T8"><text:s text:c="12"/></text:span><text:span text:style-name="T4">&lt;</text:span><text:span text:style-name="T6">img</text:span> <text:span text:style-name="T13">src</text:span><text:span text:style-name="T8">=</text:span>"<text:span text:style-name="T14">/uploads/jobs/</text:span><text:span text:style-name="T9">{{</text:span><text:span text:style-name="T11"> </text:span><text:span text:style-name="T8">entity</text:span><text:span text:style-name="T15">.</text:span><text:span text:style-name="T8">logo</text:span><text:span text:style-name="T11"> </text:span><text:span text:style-name="T9">}}</text:span>"</text:p>
      <text:p text:style-name="P10"><text:s text:c="14"/><text:span text:style-name="T13">alt</text:span><text:span text:style-name="T8">=</text:span>"<text:span text:style-name="T9">{{</text:span><text:span text:style-name="T11"> </text:span><text:span text:style-name="T8">entity</text:span><text:span text:style-name="T15">.</text:span><text:span text:style-name="T8">company</text:span><text:span text:style-name="T11"> </text:span><text:span text:style-name="T9">}}</text:span><text:span text:style-name="T14"> logo</text:span>" <text:span text:style-name="T4">/&gt;</text:span></text:p>
      <text:p text:style-name="P10"><text:span text:style-name="T8"><text:s text:c="10"/></text:span><text:span text:style-name="T4">&lt;/</text:span><text:span text:style-name="T6">a</text:span><text:span text:style-name="T4">&gt;</text:span></text:p>
      <text:p text:style-name="P10"><text:span text:style-name="T8"><text:s text:c="8"/></text:span><text:span text:style-name="T4">&lt;/</text:span><text:span text:style-name="T6">div</text:span><text:span text:style-name="T4">&gt;</text:span></text:p>
      <text:p text:style-name="P10"><text:span text:style-name="T8"><text:s text:c="6"/></text:span><text:span text:style-name="T9">{%</text:span><text:span text:style-name="T11"> endif </text:span><text:span text:style-name="T9">%}</text:span></text:p>
      <text:p text:style-name="P12"><text:s/></text:p>
      <text:p text:style-name="P10"><text:span text:style-name="T8"><text:s text:c="6"/></text:span><text:span text:style-name="T4">&lt;</text:span><text:span text:style-name="T6">div</text:span> <text:span text:style-name="T13">class</text:span><text:span text:style-name="T8">=</text:span><text:span text:style-name="T14">"description"</text:span><text:span text:style-name="T4">&gt;</text:span></text:p>
      <text:p text:style-name="P10"><text:span text:style-name="T8"><text:s text:c="8"/></text:span><text:span text:style-name="T9">{{</text:span><text:span text:style-name="T11"> </text:span><text:span text:style-name="T8">entity</text:span><text:span text:style-name="T15">.</text:span><text:span text:style-name="T8">description</text:span><text:span text:style-name="T15">|</text:span><text:span text:style-name="T8">nl2br</text:span><text:span text:style-name="T11"> </text:span><text:span text:style-name="T9">}}</text:span></text:p>
      <text:p text:style-name="P10"><text:span text:style-name="T8"><text:s text:c="6"/></text:span><text:span text:style-name="T4">&lt;/</text:span><text:span text:style-name="T6">div</text:span><text:span text:style-name="T4">&gt;</text:span></text:p>
      <text:p text:style-name="P12"><text:s/></text:p>
      <text:p text:style-name="P10"><text:span text:style-name="T8"><text:s text:c="6"/></text:span><text:span text:style-name="T4">&lt;</text:span><text:span text:style-name="T6">h4</text:span><text:span text:style-name="T4">&gt;</text:span><text:span text:style-name="T8">How to apply?</text:span><text:span text:style-name="T4">&lt;/</text:span><text:span text:style-name="T6">h4</text:span><text:span text:style-name="T4">&gt;</text:span></text:p>
      <text:p text:style-name="P12"><text:s/></text:p>
      <text:p text:style-name="P10"><text:span text:style-name="T8"><text:s text:c="6"/></text:span><text:span text:style-name="T4">&lt;</text:span><text:span text:style-name="T6">p</text:span> <text:span text:style-name="T13">class</text:span><text:span text:style-name="T8">=</text:span><text:span text:style-name="T14">"how_to_apply"</text:span><text:span text:style-name="T4">&gt;</text:span><text:span text:style-name="T9">{{</text:span><text:span text:style-name="T11"> </text:span><text:span text:style-name="T8">entity</text:span><text:span text:style-name="T15">.</text:span><text:span text:style-name="T8">howtoapply</text:span><text:span text:style-name="T11"> </text:span><text:span text:style-name="T9">}}</text:span><text:span text:style-name="T4">&lt;/</text:span><text:span text:style-name="T6">p</text:span><text:span text:style-name="T4">&gt;</text:span></text:p>
      <text:p text:style-name="P12"><text:s/></text:p>
      <text:p text:style-name="P10"><text:span text:style-name="T8"><text:s text:c="6"/></text:span><text:span text:style-name="T4">&lt;</text:span><text:span text:style-name="T6">div</text:span> <text:span text:style-name="T13">class</text:span><text:span text:style-name="T8">=</text:span><text:span text:style-name="T14">"meta"</text:span><text:span text:style-name="T4">&gt;</text:span></text:p>
      <text:p text:style-name="P10"><text:span text:style-name="T8"><text:s text:c="8"/></text:span><text:span text:style-name="T4">&lt;</text:span><text:span text:style-name="T6">small</text:span><text:span text:style-name="T4">&gt;</text:span><text:span text:style-name="T8">posted on </text:span><text:span text:style-name="T9">{{</text:span><text:span text:style-name="T11"> </text:span><text:span text:style-name="T8">entity</text:span><text:span text:style-name="T15">.</text:span><text:span text:style-name="T8">createdat</text:span><text:span text:style-name="T15">|</text:span><text:span text:style-name="T8">date</text:span><text:span text:style-name="T15">(</text:span><text:span text:style-name="T16">'m/d/Y'</text:span><text:span text:style-name="T15">)</text:span><text:span text:style-name="T11"> </text:span><text:span text:style-name="T9">}}</text:span><text:span text:style-name="T4">&lt;/</text:span><text:span text:style-name="T6">small</text:span><text:span text:style-name="T4">&gt;</text:span></text:p>
      <text:p text:style-name="P10"><text:span text:style-name="T8"><text:s text:c="6"/></text:span><text:span text:style-name="T4">&lt;/</text:span><text:span text:style-name="T6">div</text:span><text:span text:style-name="T4">&gt;</text:span></text:p>
      <text:p text:style-name="P12"><text:s/></text:p>
      <text:p text:style-name="P10"><text:span text:style-name="T8"><text:s text:c="6"/></text:span><text:span text:style-name="T4">&lt;</text:span><text:span text:style-name="T6">div</text:span> <text:span text:style-name="T13">style</text:span><text:span text:style-name="T8">="</text:span><text:span text:style-name="T13">padding</text:span><text:span text:style-name="T8">: </text:span><text:span text:style-name="T19">20px 0</text:span><text:span text:style-name="T8">"</text:span><text:span text:style-name="T4">&gt;</text:span></text:p>
      <text:p text:style-name="P10"><text:span text:style-name="T8"><text:s text:c="8"/></text:span><text:span text:style-name="T4">&lt;</text:span><text:span text:style-name="T6">a</text:span> <text:span text:style-name="T13">href</text:span><text:span text:style-name="T8">=</text:span>"<text:span text:style-name="T9">{{</text:span><text:span text:style-name="T11"> </text:span><text:span text:style-name="T8">path</text:span><text:span text:style-name="T15">(</text:span><text:span text:style-name="T16">'ens_job_edit'</text:span><text:span text:style-name="T15">,</text:span><text:span text:style-name="T11"> </text:span><text:span text:style-name="T17">{</text:span><text:span text:style-name="T11"> </text:span><text:span text:style-name="T16">'id'</text:span><text:span text:style-name="T15">:</text:span><text:span text:style-name="T11"> </text:span><text:span text:style-name="T8">entity</text:span><text:span text:style-name="T15">.</text:span><text:span text:style-name="T8">id</text:span><text:span text:style-name="T11"> </text:span><text:span text:style-name="T17">}</text:span><text:span text:style-name="T15">)</text:span><text:span text:style-name="T11"> </text:span><text:span text:style-name="T9">}}</text:span>"<text:span text:style-name="T4">&gt;</text:span></text:p>
      <text:p text:style-name="P12"><text:s text:c="10"/>Edit</text:p>
      <text:p text:style-name="P10"><text:span text:style-name="T8"><text:s text:c="8"/></text:span><text:span text:style-name="T4">&lt;/</text:span><text:span text:style-name="T6">a</text:span><text:span text:style-name="T4">&gt;</text:span></text:p>
      <text:p text:style-name="P10"><text:span text:style-name="T8"><text:s text:c="6"/></text:span><text:span text:style-name="T4">&lt;/</text:span><text:span text:style-name="T6">div</text:span><text:span text:style-name="T4">&gt;</text:span></text:p>
      <text:p text:style-name="P10"><text:span text:style-name="T8"><text:s text:c="4"/></text:span><text:span text:style-name="T4">&lt;/</text:span><text:span text:style-name="T6">div</text:span><text:span text:style-name="T4">&gt;</text:span></text:p>
      <text:p text:style-name="P11"><text:span text:style-name="T10">{%</text:span><text:span text:style-name="T12"> endblock </text:span><text:span text:style-name="T10">%}</text:span></text:p>
      <text:p text:style-name="P19"/>
      <text:p text:style-name="P11"><text:span text:style-name="T18">Strona dostępna pod adresem: </text:span><text:a xlink:type="simple" xlink:href="http://jobeet2.localhost/app_dev.php/job/1/show">http://jobeet2.localhost/app_dev.php/job/1/show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1M57S</meta:editing-duration>
    <meta:editing-cycles>19</meta:editing-cycles>
    <meta:generator>OpenOffice.org/3.3$Win32 OpenOffice.org_project/330m20$Build-9567</meta:generator>
    <dc:date>2013-08-22T12:18:39.07</dc:date>
    <dc:creator>szymon idczak</dc:creator>
    <meta:document-statistic meta:table-count="0" meta:image-count="0" meta:object-count="0" meta:page-count="5" meta:paragraph-count="237" meta:word-count="657" meta:character-count="7604"/>
    <meta:user-defined meta:name="Info 1"/>
    <meta:user-defined meta:name="Info 2"/>
    <meta:user-defined meta:name="Info 3"/>
    <meta:user-defined meta:name="Info 4"/>
  </office:meta>
</office:document-meta>
</file>